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91b8" officeooo:paragraph-rsid="001791b8"/>
    </style:style>
    <style:style style:name="P2" style:family="paragraph" style:parent-style-name="Standard">
      <style:text-properties officeooo:rsid="001915c9" officeooo:paragraph-rsid="001915c9"/>
    </style:style>
    <style:style style:name="P3" style:family="paragraph" style:parent-style-name="Standard" style:master-page-name="">
      <style:paragraph-properties fo:margin-left="0cm" fo:margin-right="-0.499cm" fo:text-indent="0cm" style:auto-text-indent="false" style:page-number="auto"/>
    </style:style>
    <style:style style:name="T1" style:family="text">
      <style:text-properties officeooo:rsid="0019dd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heimtipps für einen netten Abend</text:p>
      <text:p text:style-name="Standard"/>
      <text:p text:style-name="P3">Schnabulenz - Open Mic<text:line-break/>Adresse: Geiststraße 50<text:line-break/><text:line-break/>In der Schnabulenz findet wöchentlich mittwochs ab 19:00 ein Open Mic<text:line-break/>statt (ruhig eher da sein). Bei gemütlicher Wohnzimmeratmosphäre im<text:line-break/>Keller k<text:span text:style-name="T1">önnt ihr</text:span> in fast familiärer Runde (max. 40 Leute) Freiwilligen<text:line-break/>beim Performen zuschauen.<text:line-break/>Ob Musik, Comedy oder Lesung, man weiß nie was einen erwartet. Diese<text:line-break/>Wundertüte macht eine Empfehlung für ein erstes Date schwierig. Man kann<text:line-break/>Glück haben und bei feinster Comedy Tränen lachen, leidenschaftlichen<text:line-break/>Musikern lauschen - oder sich bei einer Lesung über die<text:line-break/>Tschernobyl-Katastrophe fragen, ob man das Date noch rum kriegt.<text:line-break/>Außerdem ist das Ganze eher passiv, weil bei dem gebotenen Programm kein<text:line-break/>Gespräch zustande kommen kann. Daher lieber ein zweites oder drittes<text:line-break/>Date hier versuchen, um die Geschmäcker des anderen in verschiedensten<text:line-break/>Genres kennen zu lernen, und dann den Abend woanders ausklingen lassen.<text:line-break/>Mutige können auch selbst auf die Bühne treten, müssen sich dafür nur<text:line-break/>kurz beim Veranstalter melden. Im Erdgeschoss gibt es außerdem eine<text:line-break/>kleine Küche und weitere Sitzgelegenheiten. Bier (0,3l) kostet 2,60€. </text:p>
      <text:p text:style-name="Standard"/>
      <text:p text:style-name="Standard"/>
      <text:p text:style-name="P1">Pension Schmuidt- Studentsbattle</text:p>
      <text:p text:style-name="P1">Adresse: Alter Steinweg 37</text:p>
      <text:p text:style-name="P1"/>
      <text:p text:style-name="P1">In der Pension Schmidt findet alle zwei Wochen (in der Regel am ersten und dritten Donnerstag im Monat) ein Studentsbattle statt. Hierbei treten etwa 20 Teams aus 5-7 Personen gegeneinander an. </text:p>
      <text:p text:style-name="P1"/>
      <text:p text:style-name="P1">Das Quiz startet um 20:30, allerdings sollte<text:span text:style-name="T1">t</text:span> <text:span text:style-name="T1">ihr</text:span> etwa um 19 Uhr da sein, um noch einen Tisch zu bekommen. Es werden <text:span text:style-name="T1">nacheinander</text:span> 3 Runden gespielt, <text:span text:style-name="T1">in denen nicht nur Fragen zum</text:span> Tagesgeschehen, Latein, Geographie <text:span text:style-name="T1">oder</text:span> Naturwissenschaften <text:span text:style-name="T1">gestellt werden, sondern ihr euch auch</text:span> <text:span text:style-name="T1">in </text:span>Aktionsspiele<text:span text:style-name="T1">n</text:span> (<text:span text:style-name="T1">Papierflieger bauen, Zahnpasta schmecken...</text:span>) <text:span text:style-name="T1">mit anderen Studenten messen könnt. </text:span></text:p>
      <text:p text:style-name="P1">Zwischen den Runden <text:span text:style-name="T1">bestellt</text:span> <text:span text:style-name="T1">ihr</text:span> am besten neue Getränke, um keine Frage zu verpassen.</text:p>
      <text:p text:style-name="P1"/>
      <text:p text:style-name="P1">Die Pension Schmidt bietet urige Wohnzimmeratmosphäre wie bei den Großeltern. Wo sonst ist es möglich, dass einen heiße Schokolade (naja, eigentlich heiße Milch mit echter Schokolade zum selbst zuammenrühren!!!) neben einem Bier getrunken wir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4M33S</meta:editing-duration>
    <meta:editing-cycles>4</meta:editing-cycles>
    <meta:generator>LibreOffice/4.2.6.3$Windows_x86 LibreOffice_project/3fd416d4c6db7d3204c17ce57a1d70f6e531ee21</meta:generator>
    <dc:date>2014-09-19T14:15:29.259000000</dc:date>
    <meta:document-statistic meta:table-count="0" meta:image-count="0" meta:object-count="0" meta:page-count="1" meta:paragraph-count="8" meta:word-count="311" meta:character-count="2103" meta:non-whitespace-character-count="1796"/>
    <meta:user-defined meta:name="Info 1"/>
    <meta:user-defined meta:name="Info 2"/>
    <meta:user-defined meta:name="Info 3"/>
    <meta:user-defined meta:name="Info 4"/>
  </office:meta>
</office:document-meta>
</file>